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2.75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 nam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table:number-columns-repeated="1019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table:style-name="ce2"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table:style-name="ce2"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1]*[.D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3]*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4]*[.D1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5]*[.D1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7]*[.D1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8]*[.D1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style-name="ce1" table:formula="of:=SUM([.E4:.E23])" office:value-type="float" office:value="21.551" calcext:value-type="float">
            <text:p>21,551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18:04:42.0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03T18:49:13.302000000</dc:date>
    <meta:editing-duration>PT1H15M54S</meta:editing-duration>
    <meta:editing-cycles>4</meta:editing-cycles>
    <meta:generator>LibreOffice/4.4.5.2$Windows_x86 LibreOffice_project/a22f674fd25a3b6f45bdebf25400ed2adff0ff99</meta:generator>
    <meta:document-statistic meta:table-count="1" meta:cell-count="56" meta:object-count="0"/>
  </office:meta>
</office:document-meta>
</file>